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fbce" officeooo:paragraph-rsid="0002fbce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2fbce" officeooo:paragraph-rsid="0002fbce"/>
    </style:style>
    <style:style style:name="P3" style:family="paragraph" style:parent-style-name="Standard">
      <style:text-properties style:font-name="Arial" officeooo:rsid="0002fbce" officeooo:paragraph-rsid="0002fb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dbbc"/>
    </style:style>
    <style:style style:name="T3" style:family="text">
      <style:text-properties officeooo:rsid="0004eda6"/>
    </style:style>
    <style:style style:name="T4" style:family="text">
      <style:text-properties officeooo:rsid="00068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dos de imagens</text:p>
      <text:p text:style-name="P2"/>
      <text:p text:style-name="P1"><text:tab/>Podemos <text:span text:style-name="T1">inserir</text:span>, três tipos de fundos, usando duas tags semelhantes, A primeira é a <text:span text:style-name="T1">background-color</text:span>: White; <text:span text:style-name="T1">com essa tag, conseguimos inserir um fundo colorido simples</text:span>. A <text:span text:style-name="T1">segunda é a background-image</text:span>:<text:span text:style-name="T1"> linear ou radious-gradien</text:span>t(to bottom, to right, to left, etc…, yelow, blue);que <text:span text:style-name="T1">serve para inserirmos um degrade</text:span>, e por fim, temos a tag <text:span text:style-name="T1">background-image: url(“imagem.png”) que serve para inserirmos uma imagem externa</text:span></text:p>
      <text:p text:style-name="P1"><text:tab/><text:span text:style-name="T2">Podemos também inserir um background-size:100px 100px, para configurar o tamanho das imagens. E um background-repeat: (no-repeat,repeat x, etc); para definir o padrão que as imagens se repetirão. Por exemplo: todas para a esquerda, todas para a direita. </text:span></text:p>
      <text:p text:style-name="P1"><text:tab/><text:span text:style-name="T4">P</text:span><text:span text:style-name="T3">odemos usar a tag background-size: contain; para que a imagem se adapte ao tamanho da tela, só que esse formato, não preenche a tela toda. Ou usamos a tag background-size: cover; para que a imagem se adapte ao tamanho do conteudo, picotando alguma coisas da imagem.</text:span></text:p>
      <text:p text:style-name="P1"/>
      <text:p text:style-name="P1"><text:tab/><text:span text:style-name="T4">Podemos deixar o fundo travado usando a tag background-attachment: fixed; ou podemos deixar o fundo solto usando a tag background-attachment: scroll;</text:span></text:p>
      <text:p text:style-name="P1"/>
      <text:p text:style-name="P1"><text:tab/><text:span text:style-name="T4">E por fim, podemos usar uma shorthand, que seria a maneira curta de usar todas essas formas. Fica assim:</text:span></text:p>
      <text:p text:style-name="P1"><text:tab/> <text:span text:style-name="T4">background: black url(‘imagemtal’) center center no repeat fixed;</text:span></text:p>
      <text:p text:style-name="P1"><text:tab/><text:span text:style-name="T4">background-size: cover; (Essa tag fica separada por que ainda não funciona nos navegadore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20:39:25.741000000</meta:creation-date>
    <dc:date>2022-10-09T09:38:38.253000000</dc:date>
    <meta:editing-duration>PT43M21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8" meta:word-count="208" meta:character-count="1373" meta:non-whitespace-character-count="1164"/>
  </office:meta>
</office:document-meta>
</file>